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a4c6" officeooo:paragraph-rsid="000fa4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skri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3:15:38.412000000</meta:creation-date>
    <dc:date>2014-09-21T13:16:12.424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4.1.5.3$Windows_x86 LibreOffice_project/1c1366bba2ba2b554cd2ca4d87c06da81c05d24</meta:generator>
  </office:meta>
</office:document-meta>
</file>